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D00000122A157BE0FAC5B6BEB.png" manifest:media-type="image/png"/>
  <manifest:file-entry manifest:full-path="Pictures/1000000000000163000000BE367646A4EC6901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icture 1" text:anchor-type="as-char" svg:width="9.393cm" svg:height="5.025cm" draw:z-index="0"><draw:image xlink:href="Pictures/1000000000000163000000BE367646A4EC69011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Picture 2" text:anchor-type="as-char" svg:width="15.921cm" svg:height="4.255cm" draw:z-index="1"><draw:image xlink:href="Pictures/100000000000043D00000122A157BE0FAC5B6B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5:57:48.665365315</meta:creation-date>
    <dc:date>2016-03-25T15:58:41.020906246</dc:date>
    <meta:editing-duration>PT52S</meta:editing-duration>
    <meta:editing-cycles>1</meta:editing-cycles>
    <meta:document-statistic meta:table-count="0" meta:image-count="2" meta:object-count="0" meta:page-count="1" meta:paragraph-count="2" meta:word-count="0" meta:character-count="0" meta:non-whitespace-character-count="0"/>
    <meta:generator>LibreOffice/5.0.2.2$Linux_X86_64 LibreOffice_project/00m0$Build-2</meta:generator>
  </office:meta>
</office:document-meta>
</file>